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48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</text:p>
          </table:table-cell>
          <table:table-cell office:value-type="string" calcext:value-type="string">
            <text:p>Weighting 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_F_exp64</text:p>
          </table:table-cell>
          <table:table-cell office:value-type="string" calcext:value-type="string">
            <text:p>5_F.v1.l0.ds1.l_combo0.ds_combo1.idays60.odays1</text:p>
          </table:table-cell>
          <table:table-cell office:value-type="float" office:value="0.00615131156519055" calcext:value-type="float">
            <text:p>0.00615131156519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table:formula="of:=[.F2]/[.G2]" office:value-type="float" office:value="0.463917525773196" calcext:value-type="float">
            <text:p>0.463917525773196</text:p>
          </table:table-cell>
          <table:table-cell table:formula="of:=[.D2]*[.H2]" office:value-type="float" office:value="0.00285370124158325" calcext:value-type="float">
            <text:p>0.002853701241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_F_exp32</text:p>
          </table:table-cell>
          <table:table-cell office:value-type="string" calcext:value-type="string">
            <text:p>5_F.v1.l0.ds1.l_combo0.ds_combo3.idays60.odays1</text:p>
          </table:table-cell>
          <table:table-cell office:value-type="float" office:value="0.0111188525334001" calcext:value-type="float">
            <text:p>0.011118852533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formula="of:=[.F3]/[.G3]" office:value-type="float" office:value="0.391752577319588" calcext:value-type="float">
            <text:p>0.391752577319588</text:p>
          </table:table-cell>
          <table:table-cell table:formula="of:=[.D3]*[.H3]" office:value-type="float" office:value="0.0043558391367959" calcext:value-type="float">
            <text:p>0.004355839136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_AI_exp32</text:p>
          </table:table-cell>
          <table:table-cell office:value-type="string" calcext:value-type="string">
            <text:p>5_AI.v1.l0.ds1.l_combo0.ds_combo4.idays60.odays1</text:p>
          </table:table-cell>
          <table:table-cell office:value-type="float" office:value="0.029975663870573" calcext:value-type="float">
            <text:p>0.029975663870573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F4]/[.G4]" office:value-type="float" office:value="0.144329896907216" calcext:value-type="float">
            <text:p>0.144329896907216</text:p>
          </table:table-cell>
          <table:table-cell table:formula="of:=[.D4]*[.H4]" office:value-type="float" office:value="0.00432638447616518" calcext:value-type="float">
            <text:p>0.0043263844761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:.F4])" office:value-type="float" office:value="194" calcext:value-type="float">
            <text:p>194</text:p>
          </table:table-cell>
          <table:table-cell table:number-columns-repeated="2"/>
          <table:table-cell table:formula="of:=SUM([.I2:.I4])" office:value-type="float" office:value="0.0115359248545443" calcext:value-type="float">
            <text:p>0.01153592485454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 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4])" office:value-type="float" office:value="0.00615131156519055" calcext:value-type="float">
            <text:p>0.006151311565191</text:p>
          </table:table-cell>
          <table:table-cell table:formula="of:=MAX([.D2:.D4])" office:value-type="float" office:value="0.029975663870573" calcext:value-type="float">
            <text:p>0.0299756638705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1:23:59.248716674</dc:date>
    <meta:editing-duration>PT5M53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